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00000002A802472B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draw:auto-grow-height="true" fo:min-height="11.431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title">
      <style:graphic-properties draw:fill-color="#ffffff" draw:auto-grow-height="true" fo:min-height="5.847cm"/>
    </style:style>
    <style:style style:name="pr7" style:family="presentation" style:parent-style-name="Standard-outline1">
      <style:graphic-properties draw:fill-color="#ffffff" fo:min-height="12.028cm"/>
    </style:style>
    <style:style style:name="pr8" style:family="presentation" style:parent-style-name="Standard-outline1">
      <style:graphic-properties draw:fill-color="#ffffff" draw:auto-grow-height="true" fo:min-height="12.278cm"/>
    </style:style>
    <style:style style:name="pr9" style:family="presentation" style:parent-style-name="Standard-outline1">
      <style:graphic-properties draw:fill-color="#ffffff" fo:min-height="12.243cm"/>
    </style:style>
    <style:style style:name="pr10" style:family="presentation" style:parent-style-name="Standard-outline1">
      <style:graphic-properties draw:fill-color="#ffffff" fo:min-height="12.35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282cm" fo:margin-bottom="0cm" fo:text-indent="0cm"/>
    </style:style>
    <style:style style:name="P4" style:family="paragraph">
      <style:paragraph-properties fo:margin-left="0cm" fo:margin-right="0cm" fo:margin-top="0.282cm" fo:margin-bottom="0cm" fo:line-height="90%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text:enable-numbering="false" fo:margin-left="0.952cm" fo:margin-right="0cm" fo:text-indent="-0.952cm"/>
      <style:text-properties fo:font-family="'Courier New'" style:font-family-generic="modern" style:font-pitch="fixed"/>
    </style:style>
    <style:style style:name="P9" style:family="paragraph">
      <style:paragraph-properties text:enable-numbering="false"/>
      <style:text-properties fo:font-family="'Courier New'" style:font-family-generic="modern" style:font-pitch="fixed"/>
    </style:style>
    <style:style style:name="P10" style:family="paragraph">
      <style:paragraph-properties text:enable-numbering="false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language="de" fo:country="DE"/>
    </style:style>
    <style:style style:name="T3" style:family="text">
      <style:text-properties fo:font-size="24pt" fo:language="de" fo:country="DE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spektorientierte Programmierung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Mixin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Klassen mit Geschmäckle</text:p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Was sind Aspekte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s sind Mixins?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4"><text:span text:style-name="T2">Keine Klasse, kein Interface</text:span></text:p>
                <text:list>
                  <text:list-item>
                    <text:p text:style-name="P1"><text:span text:style-name="T2">Ein Interface mit Implementierungen</text:span></text:p>
                  </text:list-item>
                  <text:list-item>
                    <text:p text:style-name="P1"><text:span text:style-name="T2">Eine Klasse, die nicht instantiiert werden kann</text:span></text:p>
                  </text:list-item>
                </text:list>
              </text:list-item>
              <text:list-item>
                <text:p text:style-name="P1"><text:span text:style-name="T2">Leichte Form von Mehrfachvererbung</text:span></text:p>
              </text:list-item>
              <text:list-item>
                <text:p text:style-name="P1"><text:span text:style-name="T2">Codestrukturen, explizit zum Zusammenfügen vorgesehen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Aspekte sind orthogonal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Woher kommt der Name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Eisverkäufer</text:span></text:p>
                <text:list>
                  <text:list-item>
                    <text:p text:style-name="P1"><text:span text:style-name="T3">„</text:span><text:span text:style-name="T3">langweilige“ Eissorte als Basis</text:span></text:p>
                    <text:list>
                      <text:list-item>
                        <text:p text:style-name="P1"><text:span text:style-name="T3">Vanille, Joghurt, Schokolade</text:span></text:p>
                      </text:list-item>
                    </text:list>
                  </text:list-item>
                  <text:list-item>
                    <text:p text:style-name="P1"><text:span text:style-name="T3">Zutat als Geschmacksrichtung</text:span></text:p>
                    <text:list>
                      <text:list-item>
                        <text:p text:style-name="P1"><text:span text:style-name="T3">Pistazien, Nüsse, Kekse</text:span></text:p>
                      </text:list-item>
                    </text:list>
                  </text:list-item>
                  <text:list-item>
                    <text:p text:style-name="P1"><text:span text:style-name="T3">Trademark: „Mix-In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AOP – Buzzword of the Year 2005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1.59cm" svg:height="3.985cm" svg:x="1.905cm" svg:y="1.288cm" presentation:class="title" presentation:user-transformed="true">
          <draw:text-box>
            <text:p text:style-name="P1"><text:span text:style-name="T2">Welche Sprachen haben Mixins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">Perl</text:p>
              </text:list-item>
              <text:list-item>
                <text:p text:style-name="P1">Python</text:p>
              </text:list-item>
              <text:list-item>
                <text:p text:style-name="P1">Ruby</text:p>
              </text:list-item>
              <text:list-item>
                <text:p text:style-name="P1">Scala</text:p>
              </text:list-item>
              <text:list-item>
                <text:p text:style-name="P1">D</text:p>
              </text:list-item>
              <text:list-item>
                <text:p text:style-name="P1">(und einige weitere)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1.59cm" svg:height="5.847cm" svg:x="1.905cm" svg:y="0.357cm" presentation:class="title">
          <draw:text-box>
            <text:p text:style-name="P1">Beispiel in Scala</text:p>
          </draw:text-box>
        </draw:frame>
        <draw:frame presentation:style-name="pr7" draw:text-style-name="P7" draw:layer="layout" svg:width="23.495cm" svg:height="12.028cm" svg:x="1.905cm" svg:y="5.502cm" presentation:class="outline" presentation:user-transformed="true">
          <draw:text-box>
            <text:list text:style-name="L3">
              <text:list-item>
                <text:p text:style-name="P1"><text:span text:style-name="T4"><text:a xlink:href="http://www.scala-lang.org/intro/mixin.html">http://www.scala-lang.org/intro/mixin.html</text:a></text:span></text:p>
              </text:list-item>
              <text:list-item>
                <text:p text:style-name="P1"><text:span text:style-name="T4">Bitte Link besuchen</text:span></text:p>
              </text:list-item>
            </text:list>
            <text:p text:style-name="P6"><text:span text:style-name="T4"/></text:p>
            <text:p text:style-name="P6"><text:span text:style-name="T5">abstract class AbsIterator {</text:span></text:p>
            <text:p text:style-name="P6"><text:span text:style-name="T5"><text:s text:c="2"/></text:span><text:span text:style-name="T5">type T</text:span></text:p>
            <text:p text:style-name="P6"><text:span text:style-name="T5"><text:s text:c="2"/></text:span><text:span text:style-name="T5">def hasNext: Boolean</text:span></text:p>
            <text:p text:style-name="P6"><text:span text:style-name="T5"><text:s text:c="2"/></text:span><text:span text:style-name="T5">def next: T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1.59cm" svg:height="5.847cm" svg:x="1.905cm" svg:y="0.357cm" presentation:class="title">
          <draw:text-box>
            <text:p text:style-name="P1">Beispiel in Scala</text:p>
          </draw:text-box>
        </draw:frame>
        <draw:frame presentation:style-name="pr8" draw:text-style-name="P8" draw:layer="layout" svg:width="21.59cm" svg:height="12.278cm" svg:x="1.905cm" svg:y="5.502cm" presentation:class="outline" presentation:user-transformed="true">
          <draw:text-box>
            <text:p text:style-name="P6"><text:span text:style-name="T6">trait RichIterator extends AbsIterator {</text:span></text:p>
            <text:p text:style-name="P6"><text:span text:style-name="T6"><text:s text:c="2"/></text:span><text:span text:style-name="T6">def foreach(f: T =&gt; Unit { while (hasNext) f(next) }</text:span></text:p>
            <text:p text:style-name="P6"><text:span text:style-name="T6">)}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1.59cm" svg:height="5.847cm" svg:x="1.905cm" svg:y="0.357cm" presentation:class="title">
          <draw:text-box>
            <text:p text:style-name="P1">Beispiel in Scala</text:p>
          </draw:text-box>
        </draw:frame>
        <draw:frame presentation:style-name="pr9" draw:text-style-name="P9" draw:layer="layout" svg:width="21.59cm" svg:height="12.243cm" svg:x="1.905cm" svg:y="5.502cm" presentation:class="outline" presentation:user-transformed="true">
          <draw:text-box>
            <text:p text:style-name="P6"><text:span text:style-name="T6">class StringIterator(s: String) extends AbsIterator {</text:span></text:p>
            <text:p text:style-name="P6"><text:span text:style-name="T6"><text:s text:c="2"/></text:span><text:span text:style-name="T6">type T = Char</text:span></text:p>
            <text:p text:style-name="P6"><text:span text:style-name="T6"><text:s text:c="2"/></text:span><text:span text:style-name="T6">private var i = 0</text:span></text:p>
            <text:p text:style-name="P6"><text:span text:style-name="T6"><text:s text:c="2"/></text:span><text:span text:style-name="T6">def hasNext = i &lt; s.length()</text:span></text:p>
            <text:p text:style-name="P6"><text:span text:style-name="T6"><text:s text:c="2"/></text:span><text:span text:style-name="T6">def next = { val ch = s charAt i; i += 1; ch }</text:span></text:p>
            <text:p text:style-name="P6"><text:span text:style-name="T6">}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" draw:layer="layout" svg:width="21.59cm" svg:height="5.847cm" svg:x="1.905cm" svg:y="0.357cm" presentation:class="title">
          <draw:text-box>
            <text:p text:style-name="P1">Beispiel in Scala</text:p>
          </draw:text-box>
        </draw:frame>
        <draw:frame presentation:style-name="pr10" draw:text-style-name="P10" draw:layer="layout" svg:width="21.59cm" svg:height="12.358cm" svg:x="1.905cm" svg:y="5.502cm" presentation:class="outline" presentation:user-transformed="true">
          <draw:text-box>
            <text:p text:style-name="P6"><text:span text:style-name="T5">object StringIteratorTest {</text:span></text:p>
            <text:p text:style-name="P6"><text:span text:style-name="T5"><text:s text:c="2"/></text:span><text:span text:style-name="T5">def main(args: Array[String]) {</text:span></text:p>
            <text:p text:style-name="P6"><text:span text:style-name="T5"><text:s text:c="4"/></text:span><text:span text:style-name="T5">class Iter extends StringIterator(args(0)) with RichIterator</text:span></text:p>
            <text:p text:style-name="P6"><text:span text:style-name="T5"><text:s text:c="4"/></text:span><text:span text:style-name="T5">val iter = new Iter</text:span></text:p>
            <text:p text:style-name="P6"><text:span text:style-name="T5"><text:s text:c="4"/></text:span><text:span text:style-name="T5">iter foreach println</text:span></text:p>
            <text:p text:style-name="P6"><text:span text:style-name="T5"><text:s text:c="2"/></text:span><text:span text:style-name="T5">}</text:span></text:p>
            <text:p text:style-name="P6"><text:span text:style-name="T5">}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8" presentation:class="page"/>
          <draw:frame presentation:style-name="pr3" draw:layer="layout" svg:width="14.182cm" svg:height="11.43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157cm" svg:height="4.618cm" svg:x="2.231cm" svg:y="3.592cm" draw:page-number="1"/>
      <draw:page-thumbnail draw:layer="backgroundobjects" svg:width="6.157cm" svg:height="4.618cm" svg:x="10.92cm" svg:y="3.592cm"/>
      <draw:page-thumbnail draw:layer="backgroundobjects" svg:width="6.157cm" svg:height="4.618cm" svg:x="2.231cm" svg:y="10.52cm"/>
      <draw:page-thumbnail draw:layer="backgroundobjects" svg:width="6.157cm" svg:height="4.618cm" svg:x="10.92cm" svg:y="10.52cm"/>
      <draw:page-thumbnail draw:layer="backgroundobjects" svg:width="6.157cm" svg:height="4.618cm" svg:x="2.231cm" svg:y="17.448cm"/>
      <draw:page-thumbnail draw:layer="backgroundobjects" svg:width="6.157cm" svg:height="4.618cm" svg:x="10.92cm" svg:y="17.448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Mpr1" draw:text-style-name="MP4" draw:layer="backgroundobjects" svg:width="4.657cm" svg:height="0.853cm" svg:x="3.174cm" svg:y="17.99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9.314cm" svg:height="1.445cm" svg:x="8.043cm" svg:y="17.991cm" presentation:class="footer">
        <draw:text-box>
          <text:p text:style-name="MP5"><text:span text:style-name="MT2"><presentation:footer/></text:span><text:span text:style-name="MT2">Objektorientiertes Software-Engineering</text:span></text:p>
        </draw:text-box>
      </draw:frame>
      <draw:frame presentation:style-name="Mpr3" draw:text-style-name="MP4" draw:layer="backgroundobjects" svg:width="2.117cm" svg:height="1.445cm" svg:x="21.377cm" svg:y="17.991cm" presentation:class="page-number">
        <draw:text-box>
          <text:p text:style-name="MP3"><text:span text:style-name="MT2">- </text:span><text:span text:style-name="MT2"><text:page-number>&lt;Nummer&gt;</text:page-number></text:span></text:p>
        </draw:text-box>
      </draw:frame>
      <draw:frame draw:name="ba_logo" draw:style-name="Mgr3" draw:text-style-name="MP7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8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3.598cm" svg:height="0.635cm" svg:x="17.992cm" svg:y="17.992cm">
        <text:p text:style-name="MP9"><text:span text:style-name="MT2">Kapitel 0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frame presentation:style-name="Mpr4" draw:text-style-name="MP12" draw:layer="backgroundobjects" svg:width="8.467cm" svg:height="1.271cm" svg:x="-0.001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4" draw:text-style-name="MP14" draw:layer="backgroundobjects" svg:width="8.255cm" svg:height="1.271cm" svg:x="11.006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Mpr5" draw:text-style-name="MP12" draw:layer="backgroundobjects" svg:width="8.467cm" svg:height="1.271cm" svg:x="-0.001cm" svg:y="24.341cm" presentation:class="footer">
          <draw:text-box>
            <text:p text:style-name="MP11"><text:span text:style-name="MT3"><presentation:footer/></text:span></text:p>
          </draw:text-box>
        </draw:frame>
        <draw:frame presentation:style-name="Mpr5" draw:text-style-name="MP14" draw:layer="backgroundobjects" svg:width="8.255cm" svg:height="1.271cm" svg:x="11.006cm" svg:y="24.341cm" presentation:class="page-number">
          <draw:text-box>
            <text:p text:style-name="MP13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PowerPoint-Präsentation</dc:title>
    <meta:initial-creator>Daniel Lindner</meta:initial-creator>
    <meta:creation-date>2002-03-11T15:12:02</meta:creation-date>
    <dc:date>2015-03-03T09:35:25.90</dc:date>
    <meta:editing-cycles>251</meta:editing-cycles>
    <meta:editing-duration>PT34M21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